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2476" calcext:value-type="float">
            <text:p>91.42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60168" calcext:value-type="float">
            <text:p>91.26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183968" calcext:value-type="float">
            <text:p>91.18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690192" calcext:value-type="float">
            <text:p>90.6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78584" calcext:value-type="float">
            <text:p>90.77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2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46936" calcext:value-type="float">
            <text:p>90.54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315288" calcext:value-type="float">
            <text:p>90.31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38632" calcext:value-type="float">
            <text:p>89.6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559384" calcext:value-type="float">
            <text:p>89.55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6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9784" calcext:value-type="float">
            <text:p>89.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46608" calcext:value-type="float">
            <text:p>89.44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93168" calcext:value-type="float">
            <text:p>88.59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62688" calcext:value-type="float">
            <text:p>88.5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62944" calcext:value-type="float">
            <text:p>87.56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645496" calcext:value-type="float">
            <text:p>86.6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398608" calcext:value-type="float">
            <text:p>86.3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28376" calcext:value-type="float">
            <text:p>86.82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97184" calcext:value-type="float">
            <text:p>87.19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42604" calcext:value-type="float">
            <text:p>86.4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874096" calcext:value-type="float">
            <text:p>86.87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7496" calcext:value-type="float">
            <text:p>87.40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21852" calcext:value-type="float">
            <text:p>87.21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59128" calcext:value-type="float">
            <text:p>90.5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2000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6792" calcext:value-type="float">
            <text:p>90.15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199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064" calcext:value-type="float">
            <text:p>89.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31496" calcext:value-type="float">
            <text:p>88.9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1997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2248" calcext:value-type="float">
            <text:p>88.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315403</text:p>
          </table:table-cell>
          <table:table-cell office:value-type="string" calcext:value-type="string">
            <text:p>1996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90832" calcext:value-type="float">
            <text:p>88.19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